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ba5ae" officeooo:paragraph-rsid="00aba5ae" style:font-size-asian="12pt" style:font-style-asian="normal" style:font-weight-asian="normal" style:font-name-complex="B Nazanin" style:font-size-complex="12pt" style:font-style-complex="normal" style:font-weight-complex="normal"/>
    </style:style>
    <style:style style:name="P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2339" officeooo:paragraph-rsid="00ad2339" style:font-size-asian="12pt" style:font-style-asian="normal" style:font-weight-asian="normal" style:font-name-complex="B Nazanin" style:font-size-complex="12pt" style:font-style-complex="normal" style:font-weight-complex="normal"/>
    </style:style>
    <style:style style:name="P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d3a17" officeooo:paragraph-rsid="00ad3a17" style:font-size-asian="12pt" style:font-style-asian="normal" style:font-weight-asian="normal" style:font-name-complex="B Nazanin" style:font-size-complex="12pt" style:font-style-complex="normal" style:font-weight-complex="normal"/>
    </style:style>
    <style:style style:name="P4"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af0d2b" officeooo:paragraph-rsid="00af0d2b" style:font-size-asian="12pt" style:font-style-asian="normal" style:font-weight-asian="normal" style:font-name-complex="B Nazanin" style:font-size-complex="12pt" style:font-style-complex="normal" style:font-weight-complex="normal"/>
    </style:style>
    <style:style style:name="P5"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012db" officeooo:paragraph-rsid="00b18547" style:font-size-asian="12pt" style:font-style-asian="normal" style:font-weight-asian="normal" style:font-name-complex="B Nazanin" style:font-size-complex="12pt" style:font-style-complex="normal" style:font-weight-complex="normal"/>
    </style:style>
    <style:style style:name="P6" style:family="paragraph" style:parent-style-name="Standard">
      <style:paragraph-properties fo:line-height="200%" fo:text-align="end" style:justify-single-word="false" style:writing-mode="rl-tb"/>
      <style:text-properties style:font-name="B Nazanin" fo:font-size="12pt" fo:font-style="normal" style:text-underline-style="none" fo:font-weight="bold" officeooo:rsid="00ae547d" officeooo:paragraph-rsid="00ae547d" style:font-size-asian="12pt" style:font-style-asian="normal" style:font-weight-asian="bold" style:font-name-complex="B Nazanin" style:font-size-complex="12pt" style:font-style-complex="normal" style:font-weight-complex="bold"/>
    </style:style>
    <style:style style:name="P7"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18547" officeooo:paragraph-rsid="00b18547" style:font-size-asian="12pt" style:font-style-asian="normal" style:font-weight-asian="normal" style:font-name-complex="B Nazanin" style:font-size-complex="12pt" style:font-style-complex="normal" style:font-weight-complex="normal"/>
    </style:style>
    <style:style style:name="P8"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3dc69" officeooo:paragraph-rsid="00b3dc69" style:font-size-asian="12pt" style:font-style-asian="normal" style:font-weight-asian="normal" style:font-name-complex="B Nazanin" style:font-size-complex="12pt" style:font-style-complex="normal" style:font-weight-complex="normal"/>
    </style:style>
    <style:style style:name="P9"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540dd" officeooo:paragraph-rsid="00b540dd" style:font-size-asian="12pt" style:font-style-asian="normal" style:font-weight-asian="normal" style:font-name-complex="B Nazanin" style:font-size-complex="12pt" style:font-style-complex="normal" style:font-weight-complex="normal"/>
    </style:style>
    <style:style style:name="P10"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710c8" officeooo:paragraph-rsid="00b710c8" style:font-size-asian="12pt" style:font-style-asian="normal" style:font-weight-asian="normal" style:font-name-complex="B Nazanin" style:font-size-complex="12pt" style:font-style-complex="normal" style:font-weight-complex="normal"/>
    </style:style>
    <style:style style:name="P11"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8af2f" style:font-size-asian="12pt" style:font-style-asian="normal" style:font-weight-asian="normal" style:font-name-complex="B Nazanin" style:font-size-complex="12pt" style:font-style-complex="normal" style:font-weight-complex="normal"/>
    </style:style>
    <style:style style:name="P12"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8af2f" officeooo:paragraph-rsid="00ba4a67" style:font-size-asian="12pt" style:font-style-asian="normal" style:font-weight-asian="normal" style:font-name-complex="B Nazanin" style:font-size-complex="12pt" style:font-style-complex="normal" style:font-weight-complex="normal"/>
    </style:style>
    <style:style style:name="P13" style:family="paragraph" style:parent-style-name="Standard">
      <style:paragraph-properties fo:line-height="200%" fo:text-align="end" style:justify-single-word="false" style:writing-mode="rl-tb"/>
      <style:text-properties style:font-name="B Nazanin" fo:font-size="12pt" fo:font-style="normal" style:text-underline-style="none" fo:font-weight="normal" officeooo:rsid="00ba4a67" officeooo:paragraph-rsid="00ba4a67" style:font-size-asian="12pt" style:font-style-asian="normal" style:font-weight-asian="normal" style:font-name-complex="B Nazanin" style:font-size-complex="12pt" style:font-style-complex="normal" style:font-weight-complex="normal"/>
    </style:style>
    <style:style style:name="P14" style:family="paragraph" style:parent-style-name="Standard">
      <style:paragraph-properties fo:line-height="200%" fo:text-align="end" style:justify-single-word="false" fo:break-before="page" style:writing-mode="rl-tb"/>
      <style:text-properties style:font-name="B Nazanin" fo:font-size="12pt" fo:font-style="normal" style:text-underline-style="none" fo:font-weight="bold" officeooo:rsid="00b3dc69" officeooo:paragraph-rsid="00b3dc69" style:font-size-asian="12pt" style:font-style-asian="normal" style:font-weight-asian="bold" style:font-name-complex="B Nazanin" style:font-size-complex="12pt" style:font-style-complex="normal" style:font-weight-complex="bold"/>
    </style:style>
    <style:style style:name="T1" style:family="text">
      <style:text-properties style:text-underline-style="solid" style:text-underline-width="auto" style:text-underline-color="font-color"/>
    </style:style>
    <style:style style:name="T2" style:family="text">
      <style:text-properties officeooo:rsid="00aba5ae"/>
    </style:style>
    <style:style style:name="T3" style:family="text">
      <style:text-properties officeooo:rsid="00abbc43"/>
    </style:style>
    <style:style style:name="T4" style:family="text">
      <style:text-properties officeooo:rsid="00ac84bb"/>
    </style:style>
    <style:style style:name="T5" style:family="text">
      <style:text-properties officeooo:rsid="00b18547"/>
    </style:style>
    <style:style style:name="T6" style:family="text">
      <style:text-properties officeooo:rsid="00b540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ــــــ و ــــــ ،‌ اجزاء بنیادی جهان مادی هستند. انرژی از راه‌های گوناگون با ماده ارتباط دارد، چنانکه کاهش ــــــ خورشید موجب تولید ــــــ می‌شود. «غذا» همواره نقش محوری در رشد، تندرسی و زندگی انسان داشته است. پیشرفت <text:span text:style-name="T1">دانش</text:span> و <text:span text:style-name="T1">فناوری</text:span>، موجب افرایش تولید فرآورده‌های کشاورزی و دامی و تولید صنعتی غذا شده است. در تولید انبوه، به دلیل فساد مواد <text:span text:style-name="T3">غذایی و دشواری نگهداری، حفظ کیفیت و ارزش مواد غذایی، اهمیت به‌سزایی دارد. </text:span><text:span text:style-name="T4">همچنین در صنایع غذایی، حجم عظیمی «آب» مصرف می‌شود و تأمین غذای جامعه را مشکل‌تر می‌کند.</text:span></text:p>
      <text:p text:style-name="P2">خوب است بدانیم صفحه ۵۱؛ الف) <text:span text:style-name="T2">ــــــ </text:span>و دردرجه دوم <text:span text:style-name="T2">ــــــ </text:span>و <text:span text:style-name="T2">ــــــ</text:span></text:p>
      <text:p text:style-name="P2">ب) با حذف خوراکی‌های غیر ضروری (مانند چیپس، پفک، نوشابه) تاحدی امکان تأمین هزینه مصرف انواع <text:span text:style-name="T2">ــــــ </text:span>در سبد خانوار تأمین می‌شود. (!!)</text:p>
      <text:p text:style-name="P3">پ) توزیع شیر رایگان در مدارس، مهدکودک‌ها، پادگان‌ها و دانشگاه‌ها / دادن علوفه و داروی دامی با قیمت ارزان به دامدار / فرهنگ‌سازی مصرف</text:p>
      <text:p text:style-name="P3">ت) فرهنگ‌سازی استفاده بیشتر از حبوبات (مصرف عدسی یا آش در وعده صبحانه یا عصرانه)، مصرف انواع حبوبات در سالاد</text:p>
      <text:p text:style-name="P6">سرانه مصرف ماده غذایی، مقدار میانگین مصرف آن را به ازای هر فرد در یک گستره زمانی نشان می‌دهد</text:p>
      <text:p text:style-name="P4">غذا، چیزی فراتر از یک پاسخ به احساس گرسنگی است. مصرف غذا؛</text:p>
      <text:p text:style-name="P4">۱) <text:span text:style-name="T2">ــــــ </text:span>مورد نیاز برای ماهیچه‌ها، ارسال پیام‌های عصبی، جابه‌جایی یون‌ها و مولکول‌ها از دیواره هر یاخته را تأمین می‌کند.</text:p>
      <text:p text:style-name="P5">۲) <text:span text:style-name="T2">ــــــ </text:span>اولیه برای ساخت و رشد بخش‌های مختلف بدن را فراهم می‌کند. (بخش عمده <text:span text:style-name="T2">ــــــ </text:span>، <text:span text:style-name="T2">ــــــ <text:s/></text:span><text:span text:style-name="T5">و </text:span><text:span text:style-name="T2">ــــــ </text:span><text:span text:style-name="T5">ی موجود در بدن از عذا تأمین می‌شود.) این فرآیند‌ها وابسته به انجام واکنش‌های شیمیایی هستند، که دمای بدن را نیز تنظیم و کنترل می‌کنند. هر کدام از این واکنش‌ها، «آهنگ» ویژه‌ای دارند.</text:span></text:p>
      <text:p text:style-name="P7">تغذیه درست، شامل وعده‌های غذایی است که مخلوط منابع از انواع ذره‌ها را در بر می‌گیرد. سوء تغذیه هنگامی رخ می‌نماید که وعده‌های غذایی با <text:span text:style-name="T1">کمبود</text:span> نوع خاصی از این ذرات همراه باشد. از طرفی، <text:span text:style-name="T1">افزایش</text:span> نامناسب برخی مولکول‌ها و یون‌ها در غذا نیز، سبب بیماری خواهد شد.</text:p>
      <text:p text:style-name="P14">«غذا، ماده و انرژی»</text:p>
      <text:p text:style-name="P8">بدن برای انجام فعالیت‌های ارادی و غیرارادی، به <text:span text:style-name="T1">ماده</text:span> و <text:span text:style-name="T1">انرژی</text:span> نیاز دارد. یکی از راه‌های آزاد شدن انرژی سوخت‌ها (مانند بنزین و …) «سوزاندن» آن‌ها است. هر ماده غذایی نیز انرژی دارد و میزان انرژی به «جرم» آن بستگی دارد.</text:p>
      <text:p text:style-name="P9">دمای یک ماده، از چه خبر می‌دهد؟</text:p>
      <text:p text:style-name="P9">دما: کمیتی که میزان ــــــ و ــــــ اجسام را نشان می‌دهد.</text:p>
      <text:p text:style-name="P9">شکل ۱ صفحه ۵۴: وقتی به ظرف محتوی آب، گرما داده می‌شود، به تدریج ــــــ آن افرایش می‌یابد تا اینکه سرانجام ــــــ یا اگر به یخ داده شود، ــــــ می‌شود. در این حالت‌ها، با گرفتن گرما، ــــــ ذرات بیشتر شده و دما ــــــ می‌رود یا ــــــ ماده عوض می‌شود.</text:p>
      <text:p text:style-name="P9">جنبش نامنظم ذره‌ها: گاز<text:tab/>مایع<text:tab/>جامد<text:tab/>/<text:tab/>آب گرم<text:tab/><text:tab/>آب سرد</text:p>
      <text:p text:style-name="P9">دمای بالاتر ← میانگین ــــــ حرکت ذرات بیشتر ← میانگین انرژی ــــــ ذرات بیشتر</text:p>
      <text:p text:style-name="P10">یعنی: دمای ماده؛ معیاری برای توصیف <text:span text:style-name="T6">ــــــ </text:span>تندی و <text:span text:style-name="T6">ــــــ </text:span>انرژی جنبشی ذره‌های سازنده ماده است.</text:p>
      <text:p text:style-name="P11">یکای رایج دما، درجه <text:span text:style-name="T6">ــــــ </text:span>(<text:tab/><text:tab/>) اما یکای دما در SI، <text:span text:style-name="T6">ــــــ </text:span>(<text:tab/>) است.</text:p>
      <text:p text:style-name="P11">ارزش دمایی ۱ درجه سانتی‌گراد برابر ۱ کلوین <text:span text:style-name="T6">ــــــ .</text:span></text:p>
      <text:p text:style-name="P12">لذا در فرآیند‌هایی که دما تغییر می‌کند، $\Delta\theta$<text:tab/><text:tab/>$\Delta T است.$</text:p>
      <text:p text:style-name="P13">با هم بیندیشیم صفحه ۵۵: ۱- الف) شکل A نمونه‌ای از هوا را در ــــــ نشان می‌دهد.</text:p>
      <text:p text:style-name="P13">۱- ب) شکل B، نمونه‌ای از هوا را در یک روز ــــــ نشان می‌دهد.</text:p>
      <text:p text:style-name="P13">۱- پ) اگر مجموع انرژی جنبشی ذره‌های سازنده یک نمونه ماده، هم‌ارز با انرژی گرمایی آن باشد؛</text:p>
      <text:p text:style-name="P13">انرژی گرمایی ــــــ بیشتر بوده زیرا ــــــ آن بیشتر است.</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pitch="variable"/>
    <style:font-face style:name="Courier New" svg:font-family="'Courier New'" style:font-family-generic="modern" style:font-pitch="fixed"/>
    <style:font-face style:name="FreeSerif" svg:font-family="FreeSerif" style:font-family-generic="roman"/>
    <style:font-face style:name="FreeSerif1" svg:font-family="FreeSerif"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erif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4T16:53:24.957051871</meta:creation-date>
    <dc:date>2023-08-16T08:25:56.919980521</dc:date>
    <meta:editing-duration>P4DT11H33M59S</meta:editing-duration>
    <meta:editing-cycles>144</meta:editing-cycles>
    <meta:generator>LibreOffice/7.5.5.2$Linux_X86_64 LibreOffice_project/50$Build-2</meta:generator>
    <meta:document-statistic meta:table-count="0" meta:image-count="0" meta:object-count="0" meta:page-count="2" meta:paragraph-count="25" meta:word-count="570" meta:character-count="2946" meta:non-whitespace-character-count="2397"/>
  </office:meta>
</office:document-meta>
</file>